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D000003D1E9EA8DD9FE5965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5591in" draw:z-index="0"><draw:image xlink:href="Pictures/100000010000072D000003D1E9EA8DD9FE5965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3:39:09.753301516</meta:creation-date>
    <dc:date>2022-08-09T13:39:31.900291778</dc:date>
    <meta:editing-duration>PT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3.2$Linux_X86_64 LibreOffice_project/30$Build-2</meta:generator>
  </office:meta>
</office:document-meta>
</file>